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3/04/2026 10:36:3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7">
            <text:p>304907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9.0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08.67">
            <text:p>13808,6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13374">
            <text:p>1337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808,6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434.67">
            <text:p>434,67</text:p>
          </table:table-cell>
          <table:table-cell table:style-name="ce12N2" office:value-type="float" office:value="13374">
            <text:p>13374,00</text:p>
          </table:table-cell>
          <table:table-cell table:style-name="ce12N2" office:value-type="float" office:value="936.18">
            <text:p>936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908911460238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9">
            <text:p>30494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7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8.19">
            <text:p>4798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66">
            <text:p>0,493</text:p>
          </table:table-cell>
          <table:table-cell table:style-name="ce12N2" office:value-type="float" office:value="48.65">
            <text:p>48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98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5.19">
            <text:p>85,19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267.39">
            <text:p>26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78611590895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50">
            <text:p>30495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47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702.6">
            <text:p>15702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75648">
            <text:p>4,876</text:p>
          </table:table-cell>
          <table:table-cell table:style-name="ce12N2" office:value-type="float" office:value="325.2">
            <text:p>325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702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4">
            <text:p>324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1076.5">
            <text:p>107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47817078479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0">
            <text:p>304990</text:p>
          </table:table-cell>
          <table:table-cell table:style-name="ce0" table:number-columns-spanned="4" table:number-rows-spanned="1" office:value-type="string" calcext:value-type="string">
            <text:p>691 - CARDAL ELETRO METALURGICA LTDA</text:p>
          </table:table-cell>
          <table:covered-table-cell table:number-columns-repeated="3"/>
          <table:table-cell table:style-name="ce0" office:value-type="string" calcext:value-type="string">
            <text:p>167.7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016.86">
            <text:p>28016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4793.68">
            <text:p>24793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424">
            <text:p>0,164</text:p>
          </table:table-cell>
          <table:table-cell table:style-name="ce12N2" office:value-type="float" office:value="63.6">
            <text:p>63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016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23.18">
            <text:p>3223,18</text:p>
          </table:table-cell>
          <table:table-cell table:style-name="ce12N2" office:value-type="float" office:value="24793.68">
            <text:p>24793,68</text:p>
          </table:table-cell>
          <table:table-cell table:style-name="ce12N2" office:value-type="float" office:value="1735.56">
            <text:p>1735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35628590001055500100016778819916778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5">
            <text:p>3050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02.61">
            <text:p>900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736">
            <text:p>0,051</text:p>
          </table:table-cell>
          <table:table-cell table:style-name="ce12N2" office:value-type="float" office:value="2.38">
            <text:p>2,3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00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66.25">
            <text:p>466,25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597.54">
            <text:p>59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321489026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2">
            <text:p>305082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4.89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273.56">
            <text:p>35273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33239.86">
            <text:p>33239,8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5648">
            <text:p>0,236</text:p>
          </table:table-cell>
          <table:table-cell table:style-name="ce12N2" office:value-type="float" office:value="232.24">
            <text:p>232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.273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2033.7">
            <text:p>2033,70</text:p>
          </table:table-cell>
          <table:table-cell table:style-name="ce12N2" office:value-type="float" office:value="33239.86">
            <text:p>33239,86</text:p>
          </table:table-cell>
          <table:table-cell table:style-name="ce12N2" office:value-type="float" office:value="2141.27">
            <text:p>2141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489215865156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3">
            <text:p>305083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4.88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18.95">
            <text:p>10118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20">
            <text:p>92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">
            <text:p>0,141</text:p>
          </table:table-cell>
          <table:table-cell table:style-name="ce12N2" office:value-type="float" office:value="53">
            <text:p>5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18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898.95">
            <text:p>898,95</text:p>
          </table:table-cell>
          <table:table-cell table:style-name="ce12N2" office:value-type="float" office:value="9220">
            <text:p>9220,00</text:p>
          </table:table-cell>
          <table:table-cell table:style-name="ce12N2" office:value-type="float" office:value="645.4">
            <text:p>645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488910571383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7">
            <text:p>30508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7592">
            <text:p>0,078</text:p>
          </table:table-cell>
          <table:table-cell table:style-name="ce12N2" office:value-type="float" office:value="38.48">
            <text:p>38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624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1023.74">
            <text:p>102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4111327736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9">
            <text:p>3050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.4">
            <text:p>245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">
            <text:p>0,002</text:p>
          </table:table-cell>
          <table:table-cell table:style-name="ce12N2" office:value-type="float" office:value="1.14">
            <text:p>1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.68">
            <text:p>149,68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161.19">
            <text:p>161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31606191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1">
            <text:p>3050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04">
            <text:p>0,003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11931071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9">
            <text:p>305109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28">
            <text:p>0,063</text:p>
          </table:table-cell>
          <table:table-cell table:style-name="ce12N2" office:value-type="float" office:value="279.71">
            <text:p>279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483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366.33">
            <text:p>366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8100369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15">
            <text:p>305115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0.285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52.05">
            <text:p>235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52.05">
            <text:p>2352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52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52.05">
            <text:p>2352,05</text:p>
          </table:table-cell>
          <table:table-cell table:style-name="ce12N2" office:value-type="float" office:value="164.64">
            <text:p>16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028511562627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4">
            <text:p>3051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41796013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1">
            <text:p>3051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808">
            <text:p>0,017</text:p>
          </table:table-cell>
          <table:table-cell table:style-name="ce12N2" office:value-type="float" office:value="1.79">
            <text:p>1,7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7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292.31">
            <text:p>29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991001079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2">
            <text:p>3051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075.9">
            <text:p>2007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909">
            <text:p>0,165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07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0.58">
            <text:p>630,58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1361.17">
            <text:p>1361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7414181825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50132">
            <text:p>1,501</text:p>
          </table:table-cell>
          <table:table-cell table:style-name="ce12N2" office:value-type="float" office:value="14.29">
            <text:p>14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8">
            <text:p>30521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8698">
            <text:p>0,049</text:p>
          </table:table-cell>
          <table:table-cell table:style-name="ce12N2" office:value-type="float" office:value="25.88">
            <text:p>2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815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827.09">
            <text:p>82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012088573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1">
            <text:p>3052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862">
            <text:p>0,013</text:p>
          </table:table-cell>
          <table:table-cell table:style-name="ce12N2" office:value-type="float" office:value="4.39">
            <text:p>4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26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190.86">
            <text:p>19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7158747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2">
            <text:p>305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68.29">
            <text:p>1326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2">
            <text:p>0,079</text:p>
          </table:table-cell>
          <table:table-cell table:style-name="ce12N2" office:value-type="float" office:value="0.33">
            <text:p>0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268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09.8">
            <text:p>809,8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872.09">
            <text:p>872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614880549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1">
            <text:p>305241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23.16">
            <text:p>2123,1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0.025">
            <text:p>0,025</text:p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88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167.17">
            <text:p>167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6914552923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1">
            <text:p>3052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717364696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5">
            <text:p>30528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11437963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6">
            <text:p>30528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214006565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7">
            <text:p>30528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315872992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4">
            <text:p>3052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913301657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6">
            <text:p>30529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8.85">
            <text:p>228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8973">
            <text:p>0,239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8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3.97">
            <text:p>13,97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8.6">
            <text:p>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81211249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07">
            <text:p>3053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7.7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4.83">
            <text:p>1834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6724">
            <text:p>0,117</text:p>
          </table:table-cell>
          <table:table-cell table:style-name="ce12N2" office:value-type="float" office:value="2.76">
            <text:p>2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4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7">
            <text:p>7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7.43">
            <text:p>17,43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127.21">
            <text:p>127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773311382937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4">
            <text:p>30542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513270872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8">
            <text:p>3054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91610175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0">
            <text:p>305430</text:p>
          </table:table-cell>
          <table:table-cell table:style-name="ce0" table:number-columns-spanned="4" table:number-rows-spanned="1" office:value-type="string" calcext:value-type="string">
            <text:p>727 - ALIANCA METALURGICA S.A</text:p>
          </table:table-cell>
          <table:covered-table-cell table:number-columns-repeated="3"/>
          <table:table-cell table:style-name="ce0" office:value-type="string" calcext:value-type="string">
            <text:p>56.9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97.87">
            <text:p>27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1.52">
            <text:p>2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97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4">
            <text:p>3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70.67">
            <text:p>70,67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190.9">
            <text:p>190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43632000107550020000569111631550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1">
            <text:p>3054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811319684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2">
            <text:p>3054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014351411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4">
            <text:p>3054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214407385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9">
            <text:p>3054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614698069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0">
            <text:p>3054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714740525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2">
            <text:p>30553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6">
            <text:p>0,019</text:p>
          </table:table-cell>
          <table:table-cell table:style-name="ce12N2" office:value-type="float" office:value="21">
            <text:p>2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1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442.3">
            <text:p>44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8218906095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3">
            <text:p>3055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04">
            <text:p>0,006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93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118.55">
            <text:p>11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8611397037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4">
            <text:p>30553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6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4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13.59">
            <text:p>1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67414877014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6">
            <text:p>305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7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39">
            <text:p>0,028</text:p>
          </table:table-cell>
          <table:table-cell table:style-name="ce12N2" office:value-type="float" office:value="2.5">
            <text:p>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12,0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161.84">
            <text:p>1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78617760612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7">
            <text:p>3055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77">
            <text:p>2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3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267.63">
            <text:p>26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315358627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0">
            <text:p>30554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1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483.2">
            <text:p>32483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8633">
            <text:p>0,039</text:p>
          </table:table-cell>
          <table:table-cell table:style-name="ce12N2" office:value-type="float" office:value="29.46">
            <text:p>29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483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0.72">
            <text:p>170,72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2261.87">
            <text:p>2261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1441735566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1">
            <text:p>305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4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6.21">
            <text:p>120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">
            <text:p>0,007</text:p>
          </table:table-cell>
          <table:table-cell table:style-name="ce12N2" office:value-type="float" office:value="0.03">
            <text:p>0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73.62">
            <text:p>73,62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79.28">
            <text:p>79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44916290127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2">
            <text:p>30554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1765">
            <text:p>0,052</text:p>
          </table:table-cell>
          <table:table-cell table:style-name="ce12N2" office:value-type="float" office:value="3.25">
            <text:p>3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920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484.42">
            <text:p>48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517031179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5">
            <text:p>3055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15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998.35">
            <text:p>2599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051">
            <text:p>0,101</text:p>
          </table:table-cell>
          <table:table-cell table:style-name="ce12N2" office:value-type="float" office:value="31.03">
            <text:p>3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998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63.85">
            <text:p>563,85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1780.43">
            <text:p>178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15416016409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9">
            <text:p>3055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2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4">
            <text:p>0,003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41.56">
            <text:p>4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24616410463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0">
            <text:p>3055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34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34">
            <text:p>0,004</text:p>
          </table:table-cell>
          <table:table-cell table:style-name="ce12N2" office:value-type="float" office:value="0.49">
            <text:p>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154.32">
            <text:p>1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3451385554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0">
            <text:p>305600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714.02">
            <text:p>81714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24">
            <text:p>1,124</text:p>
          </table:table-cell>
          <table:table-cell table:style-name="ce12N2" office:value-type="float" office:value="249.65">
            <text:p>2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1.714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7.44">
            <text:p>327,44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5512.2">
            <text:p>551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415818341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5">
            <text:p>30560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6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587.05">
            <text:p>2958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52">
            <text:p>0,375</text:p>
          </table:table-cell>
          <table:table-cell table:style-name="ce12N2" office:value-type="float" office:value="181.97">
            <text:p>181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58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95.95">
            <text:p>1795,95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1911.66">
            <text:p>191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6913842314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6">
            <text:p>305606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7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2.06">
            <text:p>4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4">
            <text:p>0,001</text:p>
          </table:table-cell>
          <table:table-cell table:style-name="ce12N2" office:value-type="float" office:value="1.28">
            <text:p>1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2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86">
            <text:p>14,86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18.29">
            <text:p>1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791744741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1">
            <text:p>305611</text:p>
          </table:table-cell>
          <table:table-cell table:style-name="ce0" table:number-columns-spanned="4" table:number-rows-spanned="1" office:value-type="string" calcext:value-type="string">
            <text:p>31.254 - NAUBER MAQUINAS E EQUIPAMENTOS</text:p>
          </table:table-cell>
          <table:covered-table-cell table:number-columns-repeated="3"/>
          <table:table-cell table:style-name="ce0" office:value-type="string" calcext:value-type="string">
            <text:p>30.1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023.22">
            <text:p>97023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610305">
            <text:p>2,610</text:p>
          </table:table-cell>
          <table:table-cell table:style-name="ce12N2" office:value-type="float" office:value="346.99">
            <text:p>346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7.023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81.86">
            <text:p>1781,86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3809.66">
            <text:p>380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6332570001985500100003018517973722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8">
            <text:p>305618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13487">
            <text:p>0,413</text:p>
          </table:table-cell>
          <table:table-cell table:style-name="ce12N2" office:value-type="float" office:value="31.77">
            <text:p>31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4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332.05">
            <text:p>33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714006184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9">
            <text:p>305619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575">
            <text:p>0,047</text:p>
          </table:table-cell>
          <table:table-cell table:style-name="ce12N2" office:value-type="float" office:value="3.69">
            <text:p>3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7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35.51">
            <text:p>35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614056744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76">
            <text:p>76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954.84">
            <text:p>954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7265.72">
            <text:p>17265,72</text:p>
          </table:table-cell>
          <table:table-cell table:style-name="ce26N2" office:value-type="float" office:value="564524.12">
            <text:p>564524,12</text:p>
          </table:table-cell>
          <table:table-cell table:style-name="ce26N2" office:value-type="float" office:value="34790.15">
            <text:p>34790,1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81789.84">
            <text:p>581789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5.189661">
            <text:p>15,190</text:p>
          </table:table-cell>
          <table:table-cell table:style-name="ce26N2" office:value-type="float" office:value="563569.28">
            <text:p>563569,28</text:p>
          </table:table-cell>
          <table:table-cell table:style-name="ce26N2" office:value-type="float" office:value="581789.84">
            <text:p>581789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468.38">
            <text:p>2468,3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5.58">
            <text:p>35,5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62" meta:object-count="0"/>
    <meta:generator>LibreOffice/4.3.0.4$Windows_x86 LibreOffice_project/62ad5818884a2fc2e5780dd45466868d41009ec0</meta:generator>
  </office:meta>
</office:document-meta>
</file>